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Subtitle">
      <style:text-properties officeooo:rsid="001f4e9b" officeooo:paragraph-rsid="001f4e9b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itle">
      <style:text-properties officeooo:rsid="001f4e9b" officeooo:paragraph-rsid="001f4e9b"/>
    </style:style>
    <style:style style:name="P5" style:family="paragraph" style:parent-style-name="Subtitle">
      <style:text-properties officeooo:rsid="001f4e9b" officeooo:paragraph-rsid="001f4e9b"/>
    </style:style>
    <style:style style:name="P6" style:family="paragraph" style:parent-style-name="Standard">
      <style:paragraph-properties style:line-height-at-least="0.572cm"/>
      <style:text-properties fo:color="#000000" style:font-name="Consolas" fo:font-size="12pt" fo:font-weight="normal" fo:background-color="#ffffff"/>
    </style:style>
    <style:style style:name="P7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onsolas" fo:font-size="12pt" fo:font-weight="normal" officeooo:paragraph-rsid="0026855b" fo:background-color="#ffffff"/>
    </style:style>
    <style:style style:name="P8" style:family="paragraph" style:parent-style-name="Standard">
      <style:paragraph-properties style:line-height-at-least="0.572cm"/>
      <style:text-properties fo:color="#000000" fo:background-color="#ffffff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26855b" fo:background-color="#ffffff"/>
    </style:style>
    <style:style style:name="P10" style:family="paragraph" style:parent-style-name="Standard">
      <style:paragraph-properties style:line-height-at-least="0.572cm"/>
      <style:text-properties fo:color="#008000" style:font-name="Consolas" fo:font-size="12pt" fo:font-weight="normal" fo:background-color="#ffffff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fo:language="de" fo:country="DE" officeooo:rsid="0026855b" officeooo:paragraph-rsid="0026855b"/>
    </style:style>
    <style:style style:name="P13" style:family="paragraph" style:parent-style-name="Text_20_body">
      <style:text-properties fo:language="de" fo:country="DE" officeooo:paragraph-rsid="0026855b"/>
    </style:style>
    <style:style style:name="P14" style:family="paragraph">
      <style:text-properties fo:language="de" fo:country="DE"/>
    </style:style>
    <style:style style:name="P15" style:family="paragraph">
      <style:text-properties fo:language="de" fo:country="DE" officeooo:rsid="0026855b" officeooo:paragraph-rsid="0026855b"/>
    </style:style>
    <style:style style:name="P16" style:family="paragraph">
      <style:text-properties officeooo:rsid="0026aba5" officeooo:paragraph-rsid="0026aba5"/>
    </style:style>
    <style:style style:name="T1" style:family="text">
      <style:text-properties officeooo:rsid="001fbed0"/>
    </style:style>
    <style:style style:name="T2" style:family="text">
      <style:text-properties officeooo:rsid="00249e9f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49e9f"/>
    </style:style>
    <style:style style:name="T5" style:family="text">
      <style:text-properties fo:language="de" fo:country="DE" officeooo:rsid="0026aba5"/>
    </style:style>
    <style:style style:name="T6" style:family="text">
      <style:text-properties style:font-name="Consolas" fo:font-size="12pt" fo:font-weight="normal"/>
    </style:style>
    <style:style style:name="T7" style:family="text">
      <style:text-properties fo:color="#0000ff"/>
    </style:style>
    <style:style style:name="T8" style:family="text">
      <style:text-properties fo:color="#0000ff" style:font-name="Consolas" fo:font-size="12pt" fo:font-weight="normal"/>
    </style:style>
    <style:style style:name="T9" style:family="text">
      <style:text-properties fo:color="#000000" style:font-name="Consolas" fo:font-size="12pt" fo:font-weight="normal"/>
    </style:style>
    <style:style style:name="T10" style:family="text">
      <style:text-properties fo:color="#a31515"/>
    </style:style>
    <style:style style:name="T11" style:family="text">
      <style:text-properties fo:color="#a31515" style:font-name="Consolas" fo:font-size="12pt" fo:font-weight="normal"/>
    </style:style>
    <style:style style:name="T12" style:family="text">
      <style:text-properties fo:color="#001080"/>
    </style:style>
    <style:style style:name="T13" style:family="text">
      <style:text-properties fo:color="#001080" style:font-name="Consolas" fo:font-size="12pt" fo:font-weight="normal"/>
    </style:style>
    <style:style style:name="T14" style:family="text">
      <style:text-properties fo:color="#267f99"/>
    </style:style>
    <style:style style:name="T15" style:family="text">
      <style:text-properties fo:color="#795e26"/>
    </style:style>
    <style:style style:name="T16" style:family="text">
      <style:text-properties fo:color="#795e26" style:font-name="Consolas" fo:font-size="12pt" fo:font-weight="normal"/>
    </style:style>
    <style:style style:name="T17" style:family="text">
      <style:text-properties fo:color="#af00db"/>
    </style:style>
    <style:style style:name="T18" style:family="text">
      <style:text-properties fo:color="#af00db" style:font-name="Consolas" fo:font-size="12pt" fo:font-weight="normal"/>
    </style:style>
    <style:style style:name="T19" style:family="text">
      <style:text-properties fo:color="#098658" style:font-name="Consolas" fo:font-size="12pt" fo:font-weight="normal"/>
    </style:style>
    <style:style style:name="T20" style:family="text">
      <style:text-properties fo:color="#008000"/>
    </style:style>
    <style:style style:name="T21" style:family="text">
      <style:text-properties fo:color="#008000" style:font-name="Consolas" fo:font-size="12pt" fo:font-weight="normal"/>
    </style:style>
    <style:style style:name="T22" style:family="text">
      <style:text-properties fo:color="#008000" style:font-name="Consolas" fo:font-size="12pt" fo:language="de" fo:country="DE" fo:font-weight="normal"/>
    </style:style>
    <style:style style:name="T23" style:family="text">
      <style:text-properties fo:color="#008000" style:font-name="Consolas" fo:font-size="12pt" fo:language="de" fo:country="DE" fo:font-weight="normal" officeooo:rsid="0026aba5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reference-mark-start text:name="Aufgabe"/>Aufgabe 1: <text:span text:style-name="T2">St</text:span><text:span text:style-name="T4">örung</text:span><text:reference-mark-end text:name="Aufgabe"/></text:p>
      <text:p text:style-name="P2">Team-ID: <text:reference-mark-start text:name="TeamId"/><text:span text:style-name="T4">00428</text:span><text:reference-mark-end text:name="TeamId"/></text:p>
      <text:p text:style-name="P2">Team: <text:span text:style-name="T2">MingXu</text:span></text:p>
      <text:p text:style-name="P2">Bearbeiter dieser Aufgabe:<text:line-break/><text:span text:style-name="T2">Max Obreiter</text:span></text:p>
      <text:p text:style-name="P2"><text:date style:data-style-name="N81" text:date-value="2022-10-01T11:28:11.910000052" text:fixed="true">1. Octo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1</text:a></text:p>
          <text:p text:style-name="P3"><text:a xlink:type="simple" xlink:href="#__RefHeading___Toc2234_4178761632" text:style-name="Index_20_Link" text:visited-style-name="Index_20_Link">Umsetzung<text:tab/>1</text:a></text:p>
          <text:p text:style-name="P3"><text:a xlink:type="simple" xlink:href="#__RefHeading___Toc2236_4178761632" text:style-name="Index_20_Link" text:visited-style-name="Index_20_Link">Beispiele<text:tab/>2</text:a></text:p>
          <text:p text:style-name="P3"><text:a xlink:type="simple" xlink:href="#__RefHeading___Toc2238_4178761632" text:style-name="Index_20_Link" text:visited-style-name="Index_20_Link">Quellcode<text:tab/>2</text:a></text:p>
        </text:index-body>
      </text:table-of-content>
      <text:h text:style-name="Heading_20_1" text:outline-level="1"><text:bookmark-start text:name="__RefHeading___Toc2232_4178761632"/>Lösungsidee<text:bookmark-end text:name="__RefHeading___Toc2232_4178761632"/></text:h>
      <text:p>Es wird nach Stellen in der Nachricht gesucht, dessen Wörter passen und bei einem „_“ ein Wort haben.</text:p>
      <text:h text:style-name="Heading_20_1" text:outline-level="1"><text:bookmark-start text:name="__RefHeading___Toc2234_4178761632"/>Umsetzung<text:bookmark-end text:name="__RefHeading___Toc2234_4178761632"/></text:h>
      <text:p text:style-name="Text_20_body"><text:span text:style-name="T3">Mithilfe von regulären Ausdrücken werden nach den passenden Stellen gesucht. Satzzeichen werden hierbei ignoriert, jedoch bei der Ausgabe angezeigt.</text:span></text:p>
      <text:p text:style-name="Text_20_body"><text:span text:style-name="T3"/></text:p>
      <text:p><text:span text:style-name="T3">Bei jeder Aufgabe werden die zu-bearbeiteten Aufgaben als Glob-Pattern (mehrere möglich) in den CmdLine-Argumente angegeben.</text:span></text:p>
      <text:h text:style-name="P11" text:outline-level="1"><text:bookmark-start text:name="__RefHeading___Toc2236_4178761632"/>Beispiele<text:bookmark-end text:name="__RefHeading___Toc2236_4178761632"/></text:h>
      <text:p>Störung0:</text:p>
      <text:p text:style-name="P13">Ergebnisse für [das _ mir _ _ _ vor]:</text:p>
      <text:p text:style-name="P13">Das kommt mir gar nicht richtig vor</text:p>
      <text:p text:style-name="P12"/>
      <text:p text:style-name="P12">Störung1:</text:p>
      <text:p text:style-name="P12">Ergebnisse für [ich muß _ clara _]:</text:p>
      <text:p text:style-name="P12">0: Ich muß in Clara verwandelt</text:p>
      <text:p text:style-name="P12">1: Ich muß doch Clara sein</text:p>
      <text:p text:style-name="P12">Störung2:</text:p>
      <text:p text:style-name="P12">Ergebnisse für [fressen _ gern _]:</text:p>
      <text:p text:style-name="P12">0: Fressen Katzen [neue Zeile] gern Spatzen</text:p>
      <text:p text:style-name="P12">1: Fressen Katzen gern Spatzen</text:p>
      <text:p text:style-name="P12">2: Fressen Spatzen gern Katzen</text:p>
      <text:p text:style-name="P12"/>
      <text:p text:style-name="P12">Störung3:</text:p>
      <text:p text:style-name="P12">Ergebnisse für [das _ fing _]:</text:p>
      <text:p text:style-name="P12">0: das Spiel fing an</text:p>
      <text:p text:style-name="P12">1: Das Publikum fing an</text:p>
      <text:p text:style-name="P12"/>
      <text:p text:style-name="P12">Störung4:</text:p>
      <text:p text:style-name="P12">Ergebnisse für [ein _ _ tag]:</text:p>
      <text:p text:style-name="P12">0: ein sehr schöner Tag</text:p>
      <text:p text:style-name="P12"/>
      <text:p text:style-name="P12">Störung5:</text:p>
      <text:p text:style-name="P12">Ergebnisse für [wollen _ so _ sein]:</text:p>
      <text:p text:style-name="P12">0: Wollen Sie so gut sein</text:p>
      <text:h text:style-name="Heading_20_1" text:outline-level="1"><text:bookmark-start text:name="__RefHeading___Toc2238_4178761632"/><text:soft-page-break/>Quellcode<text:bookmark-end text:name="__RefHeading___Toc2238_4178761632"/></text:h>
      <text:p text:style-name="P7"><text:span text:style-name="T7">println!</text:span>(<text:span text:style-name="T10">"Ergebnisse für [</text:span><text:span text:style-name="T7">{</text:span><text:span text:style-name="T12">nachricht</text:span><text:span text:style-name="T7">}</text:span><text:span text:style-name="T10">]:"</text:span>);</text:p>
      <text:p text:style-name="P10">// für die Nachricht "a _ b" wäre der reguläre Ausdruck /a\s+\w+b/i</text:p>
      <text:p text:style-name="P10">// \s+, da es bei Störung2 eine Lösung mit neuer Zeile + Tab gibt</text:p>
      <text:p text:style-name="P10">// \w+ für eine Reihe von Buchstaben</text:p>
      <text:p text:style-name="P10">// /i (bei dieser Regex-Bibliothek gibt man dies mit "(?i)" an), um Gross-/Kleinbuchstaben zu ignorieren</text:p>
      <text:p text:style-name="P6"><text:span text:style-name="T7">let</text:span> <text:span text:style-name="T12">regex</text:span> = <text:span text:style-name="T14">Regex</text:span>::<text:span text:style-name="T15">new</text:span>(&amp;<text:span text:style-name="T7">format!</text:span>(</text:p>
      <text:p text:style-name="P8">    <text:span text:style-name="T11">"(?i)</text:span><text:span text:style-name="T8">{}</text:span><text:span text:style-name="T11">"</text:span><text:span text:style-name="T6">,</text:span></text:p>
      <text:p text:style-name="P8">    <text:span text:style-name="T13">nachricht</text:span><text:span text:style-name="T6">.</text:span><text:span text:style-name="T16">replace</text:span><text:span text:style-name="T6">(</text:span><text:span text:style-name="T11">' '</text:span><text:span text:style-name="T6">, </text:span><text:span text:style-name="T11">r"\s+"</text:span><text:span text:style-name="T6">).</text:span><text:span text:style-name="T16">replace</text:span><text:span text:style-name="T6">(</text:span><text:span text:style-name="T11">'_'</text:span><text:span text:style-name="T6">, </text:span><text:span text:style-name="T11">r"\w+"</text:span><text:span text:style-name="T6">)</text:span></text:p>
      <text:p text:style-name="P6">))</text:p>
      <text:p text:style-name="P6">.<text:span text:style-name="T15">unwrap</text:span>();</text:p>
      <text:p text:style-name="P6"><text:span text:style-name="T17">for</text:span> (<text:span text:style-name="T12">i</text:span>, <text:span text:style-name="T12">uebereinstimmung</text:span>) <text:span text:style-name="T17">in</text:span> <text:span text:style-name="T12">regex</text:span>.<text:span text:style-name="T15">captures_iter</text:span>(<text:span text:style-name="T12">TEXT</text:span>).<text:span text:style-name="T15">enumerate</text:span>() {</text:p>
      <text:p text:style-name="P8"><text:span text:style-name="T20">    </text:span><text:span text:style-name="T21">// uebereinstimmung ist wie ein Array mit dem 0ten Element als "Match"</text:span></text:p>
      <text:p text:style-name="P8">    <text:span text:style-name="T8">println!</text:span><text:span text:style-name="T6">(</text:span><text:span text:style-name="T11">"</text:span><text:span text:style-name="T8">{</text:span><text:span text:style-name="T13">i</text:span><text:span text:style-name="T8">}</text:span><text:span text:style-name="T11">: </text:span><text:span text:style-name="T8">{}</text:span><text:span text:style-name="T11">"</text:span><text:span text:style-name="T6">, &amp;</text:span><text:span text:style-name="T13">uebereinstimmung</text:span><text:span text:style-name="T6">[</text:span><text:span text:style-name="T19">0</text:span><text:span text:style-name="T6">]);</text:span></text:p>
      <text:p text:style-name="P6">}</text:p>
      <text:p text:style-name="P7"/>
      <text:p text:style-name="P9"><text:span text:style-name="T9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fo:margin-top="0.423cm" fo:margin-bottom="0.212cm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1: Störung</text:reference-ref><text:tab/><text:tab/><text:span text:style-name="MT1">Team-ID: </text:span><text:span text:style-name="MT1"><text:reference-ref text:reference-format="text" text:ref-name="TeamId">00428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3</text:page-number>/<text:page-count>3</text:page-count></text:p>
      </style:footer>
      <style:footer-first>
        <text:p text:style-name="Footer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1T11:28:14.240000000</meta:creation-date>
    <meta:editing-duration>PT16M7S</meta:editing-duration>
    <meta:editing-cycles>3</meta:editing-cycles>
    <meta:generator>LibreOffice/5.0.4.2$Windows_x86 LibreOffice_project/2b9802c1994aa0b7dc6079e128979269cf95bc78</meta:generator>
    <dc:date>2022-10-01T11:59:30.528000000</dc:date>
    <meta:document-statistic meta:table-count="0" meta:image-count="0" meta:object-count="0" meta:page-count="3" meta:paragraph-count="56" meta:word-count="275" meta:character-count="1783" meta:non-whitespace-character-count="1545"/>
  </office:meta>
</office:document-meta>
</file>